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22pt" officeooo:rsid="00074760" officeooo:paragraph-rsid="00074760" style:font-size-asian="19.25pt" style:font-size-complex="22pt"/>
    </style:style>
    <style:style style:name="P2" style:family="paragraph" style:parent-style-name="Heading">
      <style:paragraph-properties fo:text-align="center" style:justify-single-word="false"/>
      <style:text-properties fo:font-size="28pt" officeooo:rsid="00074760" officeooo:paragraph-rsid="00074760" style:font-size-asian="28pt" style:font-size-complex="28pt"/>
    </style:style>
    <style:style style:name="P3" style:family="paragraph" style:parent-style-name="Heading">
      <style:paragraph-properties fo:text-align="center" style:justify-single-word="false"/>
      <style:text-properties fo:font-size="18pt" officeooo:rsid="00074760" officeooo:paragraph-rsid="00074760" style:font-size-asian="18pt" style:font-size-complex="18pt"/>
    </style:style>
    <style:style style:name="P4" style:family="paragraph" style:parent-style-name="Standard">
      <style:text-properties officeooo:rsid="00074760" officeooo:paragraph-rsid="00074760"/>
    </style:style>
    <style:style style:name="P5" style:family="paragraph" style:parent-style-name="Text_20_body" style:list-style-name="L1">
      <style:text-properties officeooo:rsid="0007489d" officeooo:paragraph-rsid="00075d24"/>
    </style:style>
    <style:style style:name="P6" style:family="paragraph" style:parent-style-name="Text_20_body" style:list-style-name="L1">
      <style:text-properties officeooo:paragraph-rsid="0007489d"/>
    </style:style>
    <style:style style:name="P7" style:family="paragraph" style:parent-style-name="Text_20_body" style:list-style-name="L1">
      <style:text-properties officeooo:paragraph-rsid="000b714b"/>
    </style:style>
    <style:style style:name="P8" style:family="paragraph" style:parent-style-name="Text_20_body" style:list-style-name="L1">
      <style:text-properties officeooo:rsid="0008018d" officeooo:paragraph-rsid="0008018d"/>
    </style:style>
    <style:style style:name="P9" style:family="paragraph" style:parent-style-name="Text_20_body" style:list-style-name="L1">
      <style:text-properties officeooo:rsid="0008018d" officeooo:paragraph-rsid="000b714b"/>
    </style:style>
    <style:style style:name="P10" style:family="paragraph" style:parent-style-name="Text_20_body" style:list-style-name="L1">
      <style:text-properties officeooo:rsid="00098f8f" officeooo:paragraph-rsid="00098f8f"/>
    </style:style>
    <style:style style:name="P11" style:family="paragraph" style:parent-style-name="Text_20_body" style:list-style-name="L1">
      <style:text-properties officeooo:rsid="00098f8f" officeooo:paragraph-rsid="000b714b"/>
    </style:style>
    <style:style style:name="P12" style:family="paragraph" style:parent-style-name="Text_20_body" style:list-style-name="L1">
      <style:text-properties officeooo:rsid="000d105b" officeooo:paragraph-rsid="000d105b"/>
    </style:style>
    <style:style style:name="P13" style:family="paragraph" style:parent-style-name="Text_20_body" style:list-style-name="L1">
      <style:text-properties officeooo:rsid="000d4eac" officeooo:paragraph-rsid="000d4eac"/>
    </style:style>
    <style:style style:name="P14" style:family="paragraph" style:parent-style-name="Text_20_body" style:list-style-name="L1">
      <style:paragraph-properties fo:break-before="page"/>
      <style:text-properties officeooo:rsid="0007489d" officeooo:paragraph-rsid="0007489d"/>
    </style:style>
    <style:style style:name="T1" style:family="text">
      <style:text-properties officeooo:rsid="0007489d"/>
    </style:style>
    <style:style style:name="T2" style:family="text">
      <style:text-properties officeooo:rsid="0008018d"/>
    </style:style>
    <style:style style:name="T3" style:family="text">
      <style:text-properties officeooo:rsid="00098f8f"/>
    </style:style>
    <style:style style:name="T4" style:family="text">
      <style:text-properties officeooo:rsid="000b714b"/>
    </style:style>
    <style:style style:name="T5" style:family="text">
      <style:text-properties fo:color="#c9211e" loext:opacity="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1.08.202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2">Symulator Studenta – Baza Danych</text:p>
      <text:p text:style-name="P3">Definicja zasad poprawności danych</text:p>
      <text:p text:style-name="Text_20_body"/>
      <text:list xml:id="list1551614993" text:style-name="L1">
        <text:list-item>
          <text:p text:style-name="P14">Przedmiot:<text:line-break/><text:line-break/></text:p>
          <text:list>
            <text:list-item>
              <text:p text:style-name="P6"><text:span text:style-name="T1">ID<text:tab/><text:tab/></text:span>Całkowitoliczbowe (Nie NULL) </text:p>
            </text:list-item>
            <text:list-item>
              <text:p text:style-name="P7"><text:span text:style-name="T1">Nazwa<text:tab/><text:tab/></text:span>tekst z możliwymi znakami <text:span text:style-name="T4">diakrytycznymi</text:span> (Nie NULL) </text:p>
            </text:list-item>
            <text:list-item>
              <text:p text:style-name="P5">Liczba_h_tygodniowo<text:tab/>Całkowitoliczbowe (Nie NULL) </text:p>
            </text:list-item>
            <text:list-item>
              <text:p text:style-name="P6"><text:span text:style-name="T1">Kierunek<text:tab/><text:tab/></text:span>tekst z możliwymi znakami <text:span text:style-name="T4">diakrytycznymi</text:span> (Nie NULL) </text:p>
            </text:list-item>
            <text:list-item>
              <text:p text:style-name="P5">Semestr<text:tab/><text:tab/>Całkowitoliczbowe (Nie NULL) </text:p>
            </text:list-item>
            <text:list-item>
              <text:p text:style-name="P5">ID_Katedry<text:tab/>Całkowitoliczbowe (Nie NULL) </text:p>
            </text:list-item>
          </text:list>
        </text:list-item>
        <text:list-item>
          <text:p text:style-name="P8">Katedra</text:p>
          <text:list>
            <text:list-item>
              <text:p text:style-name="P8">ID<text:tab/><text:tab/><text:span text:style-name="T1">Całkowitoliczbowe (Nie NULL) </text:span></text:p>
            </text:list-item>
            <text:list-item>
              <text:p text:style-name="P9">Nazwa<text:tab/><text:tab/>tekst z możliwymi znakami <text:span text:style-name="T4">diakrytycznymi</text:span> (Nie NULL) </text:p>
            </text:list-item>
          </text:list>
        </text:list-item>
        <text:list-item>
          <text:p text:style-name="P10">Oceny</text:p>
          <text:list>
            <text:list-item>
              <text:p text:style-name="P11">ID_Oceny<text:tab/><text:tab/><text:span text:style-name="T1">Całkowitoliczbowe (Nie NULL) </text:span></text:p>
            </text:list-item>
            <text:list-item>
              <text:p text:style-name="P11">ID_Przedmiotu<text:tab/><text:span text:style-name="T1">Całkowitoliczbowe (Nie NULL) </text:span></text:p>
            </text:list-item>
            <text:list-item>
              <text:p text:style-name="P11">ID_Studenta<text:tab/><text:span text:style-name="T1">Całkowitoliczbowe (Nie NULL) </text:span></text:p>
            </text:list-item>
            <text:list-item>
              <text:p text:style-name="P11">Ocena<text:tab/><text:tab/><text:span text:style-name="T1">Całkowitoliczbowe (Nie NULL) </text:span></text:p>
            </text:list-item>
          </text:list>
        </text:list-item>
        <text:list-item>
          <text:p text:style-name="P10">Prowadzenie_Zajec</text:p>
          <text:list>
            <text:list-item>
              <text:p text:style-name="P11">ID_Przypisania<text:tab/><text:span text:style-name="T1">Całkowitoliczbowe (Nie NULL) </text:span></text:p>
            </text:list-item>
            <text:list-item>
              <text:p text:style-name="P11">ID_Pracownika<text:tab/><text:span text:style-name="T1">Całkowitoliczbowe (Nie NULL) </text:span></text:p>
            </text:list-item>
            <text:list-item>
              <text:p text:style-name="P11">ID_Przedmiotu<text:tab/><text:span text:style-name="T1">Całkowitoliczbowe (Nie NULL) </text:span></text:p>
            </text:list-item>
            <text:list-item>
              <text:p text:style-name="P11">Rok_akademicki<text:tab/>tekst <text:span text:style-name="T4">bez znaków diakrytycznych</text:span> (Nie NULL) </text:p>
            </text:list-item>
          </text:list>
        </text:list-item>
        <text:list-item>
          <text:p text:style-name="P12">Pracownik</text:p>
          <text:list>
            <text:list-item>
              <text:p text:style-name="P12">ID<text:tab/><text:tab/><text:span text:style-name="T1">Całkowitoliczbowe (Nie NULL) </text:span></text:p>
            </text:list-item>
            <text:list-item>
              <text:p text:style-name="P12">Imie<text:tab/><text:tab/><text:span text:style-name="T2">tekst z możliwymi znakami </text:span><text:span text:style-name="T4">diakrytycznymi</text:span><text:span text:style-name="T2"> (Nie NULL) </text:span></text:p>
            </text:list-item>
            <text:list-item>
              <text:p text:style-name="P12">Nazwisko<text:tab/><text:tab/><text:span text:style-name="T2">tekst z możliwymi znakami </text:span><text:span text:style-name="T4">diakrytycznymi</text:span><text:span text:style-name="T2"> (Nie NULL) </text:span></text:p>
            </text:list-item>
            <text:list-item>
              <text:p text:style-name="P12"><text:span text:style-name="T5">Charakter</text:span> <text:s/><text:tab/><text:tab/><text:span text:style-name="T3">tekst </text:span><text:span text:style-name="T4">bez znaków diakrytycznych</text:span><text:span text:style-name="T3"> (Nie NULL) </text:span></text:p>
            </text:list-item>
            <text:list-item>
              <text:p text:style-name="P12">ID_Katedry<text:tab/><text:span text:style-name="T1">Całkowitoliczbowe (Nie NULL) </text:span></text:p>
            </text:list-item>
          </text:list>
        </text:list-item>
        <text:list-item>
          <text:p text:style-name="P13">Student</text:p>
          <text:list>
            <text:list-item>
              <text:p text:style-name="P13">ID<text:tab/><text:tab/><text:span text:style-name="T1">Całkowitoliczbowe (Nie NULL) </text:span></text:p>
            </text:list-item>
            <text:list-item>
              <text:p text:style-name="P13">Nickname<text:tab/><text:tab/><text:span text:style-name="T2">tekst z możliwymi znakami </text:span><text:span text:style-name="T4">diakrytycznymi</text:span><text:span text:style-name="T2"> (Nie NULL)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1T14:23:01.948000000</dc:date>
    <meta:editing-duration>PT17M47S</meta:editing-duration>
    <meta:editing-cycles>8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32" meta:word-count="166" meta:character-count="1255" meta:non-whitespace-character-count="1108"/>
  </office:meta>
</office:document-meta>
</file>